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1pt" style:font-size-asian="11pt" style:language-asian="sl" style:country-asian="SI" style:font-name-complex="Calibri" style:font-size-complex="1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end" style:justify-single-word="false"/>
      <style:text-properties style:font-name="Calibri"/>
    </style:style>
    <style:style style:name="P5" style:family="paragraph" style:parent-style-name="Standard">
      <style:paragraph-properties>
        <style:tab-stops>
          <style:tab-stop style:position="1.5626in"/>
        </style:tab-stops>
      </style:paragraph-properties>
      <style:text-properties style:font-name="Calibri"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color="#ff0000" style:font-name="Calibri" fo:font-size="48pt" style:font-size-asian="48pt" style:font-size-complex="24pt"/>
    </style:style>
    <style:style style:name="P10" style:family="paragraph" style:parent-style-name="Standard">
      <style:paragraph-properties fo:text-align="end" style:justify-single-word="false"/>
    </style:style>
    <style:style style:name="P11" style:family="paragraph" style:parent-style-name="Standard">
      <style:text-properties fo:font-style="italic" style:font-style-asian="italic"/>
    </style:style>
    <style:style style:name="P12" style:family="paragraph" style:parent-style-name="Noga">
      <style:paragraph-properties fo:text-align="center" style:justify-single-word="false"/>
    </style:style>
    <style:style style:name="P13" style:family="paragraph" style:parent-style-name="Odstavek_20_seznama">
      <style:paragraph-properties fo:margin-left="0in" fo:margin-right="0in" fo:text-indent="0in" style:auto-text-indent="false">
        <style:tab-stops/>
      </style:paragraph-properties>
    </style:style>
    <style:style style:name="P14" style:family="paragraph" style:parent-style-name="Kazalo_20_vsebine_20_2">
      <style:paragraph-properties>
        <style:tab-stops>
          <style:tab-stop style:position="6.1335in" style:type="right" style:leader-style="dotted" style:leader-text="."/>
        </style:tab-stops>
      </style:paragraph-properties>
    </style:style>
    <style:style style:name="P15" style:family="paragraph" style:parent-style-name="Kazalo_20_vsebine_20_3">
      <style:paragraph-properties>
        <style:tab-stops>
          <style:tab-stop style:position="5.9665in" style:type="right" style:leader-style="dotted" style:leader-text="."/>
        </style:tab-stops>
      </style:paragraph-properties>
    </style:style>
    <style:style style:name="P16" style:family="paragraph" style:parent-style-name="Kazalo_20_vsebine_20_1">
      <style:paragraph-properties>
        <style:tab-stops>
          <style:tab-stop style:position="6.3in" style:type="right" style:leader-style="dotted" style:leader-text="."/>
        </style:tab-stops>
      </style:paragraph-properties>
    </style:style>
    <style:style style:name="P17" style:family="paragraph" style:parent-style-name="Text_20_body">
      <style:text-properties officeooo:rsid="000fc553" officeooo:paragraph-rsid="000fc553"/>
    </style:style>
    <style:style style:name="P18" style:family="paragraph" style:parent-style-name="Text_20_body">
      <style:text-properties officeooo:rsid="000fc553" officeooo:paragraph-rsid="00123ae4"/>
    </style:style>
    <style:style style:name="P19" style:family="paragraph" style:parent-style-name="Text_20_body">
      <style:text-properties officeooo:rsid="000fc553" officeooo:paragraph-rsid="00142f2d"/>
    </style:style>
    <style:style style:name="P20" style:family="paragraph" style:parent-style-name="Text_20_body">
      <style:text-properties officeooo:rsid="000fc553" officeooo:paragraph-rsid="0014c1b3"/>
    </style:style>
    <style:style style:name="P21" style:family="paragraph" style:parent-style-name="Text_20_body">
      <style:text-properties officeooo:rsid="000fc553" officeooo:paragraph-rsid="00158b39"/>
    </style:style>
    <style:style style:name="P22" style:family="paragraph" style:parent-style-name="Text_20_body">
      <style:text-properties officeooo:rsid="00123ae4" officeooo:paragraph-rsid="00123ae4"/>
    </style:style>
    <style:style style:name="P23" style:family="paragraph" style:parent-style-name="Text_20_body">
      <style:text-properties officeooo:rsid="00123ae4" officeooo:paragraph-rsid="00142f2d"/>
    </style:style>
    <style:style style:name="P24" style:family="paragraph" style:parent-style-name="Text_20_body">
      <style:text-properties officeooo:rsid="00123ae4" officeooo:paragraph-rsid="0014c1b3"/>
    </style:style>
    <style:style style:name="P25" style:family="paragraph" style:parent-style-name="Text_20_body">
      <style:text-properties officeooo:paragraph-rsid="00123ae4"/>
    </style:style>
    <style:style style:name="P26" style:family="paragraph" style:parent-style-name="Text_20_body">
      <style:text-properties officeooo:paragraph-rsid="00142f2d"/>
    </style:style>
    <style:style style:name="P27" style:family="paragraph" style:parent-style-name="Text_20_body">
      <style:text-properties officeooo:paragraph-rsid="0014c1b3"/>
    </style:style>
    <style:style style:name="P28" style:family="paragraph" style:parent-style-name="Text_20_body">
      <style:text-properties officeooo:rsid="0014c1b3" officeooo:paragraph-rsid="0014c1b3"/>
    </style:style>
    <style:style style:name="P29" style:family="paragraph" style:parent-style-name="Standard" style:master-page-name="MPF0">
      <style:paragraph-properties style:page-number="auto" fo:break-before="page"/>
      <style:text-properties style:font-name="Calibri" fo:font-size="1pt" style:font-size-asian="1pt" style:font-name-complex="Calibri" style:font-size-complex="1pt"/>
    </style:style>
    <style:style style:name="P30" style:family="paragraph" style:parent-style-name="Naslov_20_1">
      <style:text-properties officeooo:rsid="000fc553" officeooo:paragraph-rsid="000fc553"/>
    </style:style>
    <style:style style:name="P31" style:family="paragraph" style:parent-style-name="Naslov_20_1">
      <style:text-properties officeooo:rsid="000fc553" officeooo:paragraph-rsid="0014c1b3"/>
    </style:style>
    <style:style style:name="P32" style:family="paragraph" style:parent-style-name="Naslov_20_2">
      <style:text-properties officeooo:rsid="000fc553" officeooo:paragraph-rsid="000fc553"/>
    </style:style>
    <style:style style:name="P33" style:family="paragraph" style:parent-style-name="Naslov_20_2">
      <style:text-properties fo:font-weight="bold" officeooo:rsid="000fc553" officeooo:paragraph-rsid="00123ae4" style:font-weight-asian="bold" style:font-weight-complex="bold"/>
    </style:style>
    <style:style style:name="P34" style:family="paragraph" style:parent-style-name="Naslov_20_2">
      <style:text-properties fo:font-weight="bold" officeooo:rsid="000fc553" officeooo:paragraph-rsid="00142f2d" style:font-weight-asian="bold" style:font-weight-complex="bold"/>
    </style:style>
    <style:style style:name="P35" style:family="paragraph" style:parent-style-name="Naslov_20_2">
      <style:text-properties fo:font-weight="bold" officeooo:rsid="000fc553" officeooo:paragraph-rsid="0014c1b3" style:font-weight-asian="bold" style:font-weight-complex="bold"/>
    </style:style>
    <style:style style:name="P36" style:family="paragraph" style:parent-style-name="Naslov_20_3">
      <style:text-properties officeooo:rsid="000fc553" officeooo:paragraph-rsid="000fc553"/>
    </style:style>
    <style:style style:name="P37" style:family="paragraph" style:parent-style-name="Naslov_20_3">
      <style:text-properties officeooo:rsid="000fc553" officeooo:paragraph-rsid="00123ae4"/>
    </style:style>
    <style:style style:name="P38" style:family="paragraph" style:parent-style-name="Naslov_20_3">
      <style:text-properties officeooo:rsid="000fc553" officeooo:paragraph-rsid="00142f2d"/>
    </style:style>
    <style:style style:name="P39" style:family="paragraph" style:parent-style-name="Naslov_20_3">
      <style:text-properties officeooo:rsid="000fc553" officeooo:paragraph-rsid="0014c1b3"/>
    </style:style>
    <style:style style:name="P40" style:family="paragraph" style:parent-style-name="Naslov_20_3">
      <style:text-properties officeooo:rsid="00123ae4" officeooo:paragraph-rsid="00123ae4"/>
    </style:style>
    <style:style style:name="P41" style:family="paragraph" style:parent-style-name="Naslov_20_3">
      <style:text-properties officeooo:rsid="00123ae4" officeooo:paragraph-rsid="00142f2d"/>
    </style:style>
    <style:style style:name="P42" style:family="paragraph" style:parent-style-name="Naslov_20_3">
      <style:text-properties officeooo:rsid="00123ae4" officeooo:paragraph-rsid="0014c1b3"/>
    </style:style>
    <style:style style:name="T1" style:family="text">
      <style:text-properties style:font-name="Calibri"/>
    </style:style>
    <style:style style:name="T2" style:family="text">
      <style:text-properties fo:color="#ff0000"/>
    </style:style>
    <style:style style:name="T3" style:family="text">
      <style:text-properties officeooo:rsid="000fc553"/>
    </style:style>
    <style:style style:name="T4" style:family="text">
      <style:text-properties officeooo:rsid="00123ae4"/>
    </style:style>
    <style:style style:name="T5" style:family="text">
      <style:text-properties officeooo:rsid="0013b58c"/>
    </style:style>
    <style:style style:name="T6" style:family="text">
      <style:text-properties officeooo:rsid="00142f2d"/>
    </style:style>
    <style:style style:name="T7" style:family="text">
      <style:text-properties officeooo:rsid="0014c1b3"/>
    </style:style>
    <style:style style:name="T8" style:family="text">
      <style:text-properties officeooo:rsid="00158b3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6"/>
      <text:p text:style-name="P6"/>
      <text:p text:style-name="P6"/>
      <text:p text:style-name="P6"/>
      <text:p text:style-name="P9">Sejem</text:p>
      <text:p text:style-name="P3">Poroči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Nejc Vrčon Zupan</text:p>
      <text:p text:style-name="P4"><text:s/></text:p>
      <text:p text:style-name="P10"><text:span text:style-name="Privzeta_20_pisava_20_odstavka"><text:span text:style-name="T1">Datum: 28. 5. 2019</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aslov_20_TOC"><text:bookmark-start text:name="_Toc10715939"/><text:soft-page-break/>Vsebina<text:bookmark-end text:name="_Toc1071593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Kazalo_20_vsebine_20_1">
            <text:index-entry-link-start/>
            <text:index-entry-text/>
            <text:index-entry-tab-stop style:type="right" style:leader-char="."/>
            <text:index-entry-page-number/>
            <text:index-entry-link-end/>
          </text:table-of-content-entry-template>
          <text:table-of-content-entry-template text:outline-level="2" text:style-name="Kazalo_20_vsebine_20_2">
            <text:index-entry-link-start/>
            <text:index-entry-text/>
            <text:index-entry-tab-stop style:type="right" style:leader-char="."/>
            <text:index-entry-page-number/>
            <text:index-entry-link-end/>
          </text:table-of-content-entry-template>
          <text:table-of-content-entry-template text:outline-level="3" text:style-name="Kazalo_20_vsebine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6"><text:a xlink:type="simple" xlink:href="#__RefHeading___Toc1624_181701027" text:style-name="Internet_20_link" text:visited-style-name="Visited_20_Internet_20_Link">1. Problem sejma<text:tab/>4</text:a></text:p>
          <text:p text:style-name="P16"><text:a xlink:type="simple" xlink:href="#__RefHeading___Toc1626_181701027" text:style-name="Internet_20_link" text:visited-style-name="Visited_20_Internet_20_Link">2. Potek Sejma z informacijskim sistemom<text:tab/>5</text:a></text:p>
          <text:p text:style-name="P14"><text:a xlink:type="simple" xlink:href="#__RefHeading___Toc1628_181701027" text:style-name="Internet_20_link" text:visited-style-name="Visited_20_Internet_20_Link"><text:s/>2.1 Tok blaga<text:tab/>5</text:a></text:p>
          <text:p text:style-name="P15"><text:a xlink:type="simple" xlink:href="#__RefHeading___Toc1630_181701027" text:style-name="Internet_20_link" text:visited-style-name="Visited_20_Internet_20_Link">Registracija blaga<text:tab/>5</text:a></text:p>
          <text:p text:style-name="P15"><text:a xlink:type="simple" xlink:href="#__RefHeading___Toc1632_181701027" text:style-name="Internet_20_link" text:visited-style-name="Visited_20_Internet_20_Link">Cenitev in prevzem<text:tab/>5</text:a></text:p>
          <text:p text:style-name="P15"><text:a xlink:type="simple" xlink:href="#__RefHeading___Toc1634_181701027" text:style-name="Internet_20_link" text:visited-style-name="Visited_20_Internet_20_Link">Kupovanje &amp; Rezervacija<text:tab/>5</text:a></text:p>
          <text:p text:style-name="P15"><text:a xlink:type="simple" xlink:href="#__RefHeading___Toc1636_181701027" text:style-name="Internet_20_link" text:visited-style-name="Visited_20_Internet_20_Link">Blagajna<text:tab/>5</text:a></text:p>
          <text:p text:style-name="P15"><text:a xlink:type="simple" xlink:href="#__RefHeading___Toc1638_181701027" text:style-name="Internet_20_link" text:visited-style-name="Visited_20_Internet_20_Link">Izdaja blaga<text:tab/>5</text:a></text:p>
          <text:p text:style-name="P14"><text:a xlink:type="simple" xlink:href="#__RefHeading___Toc1111_1094742299" text:style-name="Internet_20_link" text:visited-style-name="Visited_20_Internet_20_Link">2.2 Tok denarja<text:tab/>5</text:a></text:p>
          <text:p text:style-name="P14"><text:a xlink:type="simple" xlink:href="#__RefHeading___Toc2367_1094742299" text:style-name="Internet_20_link" text:visited-style-name="Visited_20_Internet_20_Link">2.3 Tok lastništva<text:tab/>6</text:a></text:p>
          <text:p text:style-name="P16"><text:a xlink:type="simple" xlink:href="#__RefHeading___Toc3363_1823800517" text:style-name="Internet_20_link" text:visited-style-name="Visited_20_Internet_20_Link">3. Analiza sejma<text:tab/>6</text:a></text:p>
          <text:p text:style-name="P14"><text:a xlink:type="simple" xlink:href="#__RefHeading___Toc3365_1823800517" text:style-name="Internet_20_link" text:visited-style-name="Visited_20_Internet_20_Link">3.1 Registracija blaga<text:tab/>6</text:a></text:p>
          <text:p text:style-name="P15"><text:a xlink:type="simple" xlink:href="#__RefHeading___Toc3367_1823800517" text:style-name="Internet_20_link" text:visited-style-name="Visited_20_Internet_20_Link">Opis<text:tab/>6</text:a></text:p>
          <text:p text:style-name="P15"><text:a xlink:type="simple" xlink:href="#__RefHeading___Toc3369_1823800517" text:style-name="Internet_20_link" text:visited-style-name="Visited_20_Internet_20_Link">Pogledi<text:tab/>6</text:a></text:p>
          <text:p text:style-name="P14"><text:a xlink:type="simple" xlink:href="#__RefHeading___Toc3371_1823800517" text:style-name="Internet_20_link" text:visited-style-name="Visited_20_Internet_20_Link">3.2 Prevzem blaga<text:tab/>6</text:a></text:p>
          <text:p text:style-name="P15"><text:a xlink:type="simple" xlink:href="#__RefHeading___Toc3373_1823800517" text:style-name="Internet_20_link" text:visited-style-name="Visited_20_Internet_20_Link">Opis<text:tab/>6</text:a></text:p>
          <text:p text:style-name="P15"><text:a xlink:type="simple" xlink:href="#__RefHeading___Toc3375_1823800517" text:style-name="Internet_20_link" text:visited-style-name="Visited_20_Internet_20_Link">Pogledi<text:tab/>6</text:a></text:p>
          <text:p text:style-name="P15"><text:a xlink:type="simple" xlink:href="#__RefHeading___Toc3377_1823800517" text:style-name="Internet_20_link" text:visited-style-name="Visited_20_Internet_20_Link">Dokumenti<text:tab/>7</text:a></text:p>
          <text:p text:style-name="P14"><text:a xlink:type="simple" xlink:href="#__RefHeading___Toc3379_1823800517" text:style-name="Internet_20_link" text:visited-style-name="Visited_20_Internet_20_Link">3.3 Rezervacija<text:tab/>7</text:a></text:p>
          <text:p text:style-name="P15"><text:a xlink:type="simple" xlink:href="#__RefHeading___Toc3381_1823800517" text:style-name="Internet_20_link" text:visited-style-name="Visited_20_Internet_20_Link">Opis<text:tab/>7</text:a></text:p>
          <text:p text:style-name="P15"><text:a xlink:type="simple" xlink:href="#__RefHeading___Toc3383_1823800517" text:style-name="Internet_20_link" text:visited-style-name="Visited_20_Internet_20_Link">Pogledi<text:tab/>7</text:a></text:p>
          <text:p text:style-name="P14"><text:a xlink:type="simple" xlink:href="#__RefHeading___Toc3423_1823800517" text:style-name="Internet_20_link" text:visited-style-name="Visited_20_Internet_20_Link">3.4 Plačilo blaga<text:tab/>7</text:a></text:p>
          <text:p text:style-name="P15"><text:a xlink:type="simple" xlink:href="#__RefHeading___Toc3425_1823800517" text:style-name="Internet_20_link" text:visited-style-name="Visited_20_Internet_20_Link">Opis<text:tab/>7</text:a></text:p>
          <text:p text:style-name="P15"><text:a xlink:type="simple" xlink:href="#__RefHeading___Toc3383_18238005171" text:style-name="Internet_20_link" text:visited-style-name="Visited_20_Internet_20_Link">Pogledi<text:tab/>7</text:a></text:p>
          <text:p text:style-name="P15"><text:a xlink:type="simple" xlink:href="#__RefHeading___Toc3427_1823800517" text:style-name="Internet_20_link" text:visited-style-name="Visited_20_Internet_20_Link">Dokumenti<text:tab/>7</text:a></text:p>
          <text:p text:style-name="P14"><text:a xlink:type="simple" xlink:href="#__RefHeading___Toc3429_1823800517" text:style-name="Internet_20_link" text:visited-style-name="Visited_20_Internet_20_Link">3.5 Izdaja blaga<text:tab/>7</text:a></text:p>
          <text:p text:style-name="P15"><text:a xlink:type="simple" xlink:href="#__RefHeading___Toc3431_1823800517" text:style-name="Internet_20_link" text:visited-style-name="Visited_20_Internet_20_Link">Opis<text:tab/>7</text:a></text:p>
          <text:p text:style-name="P15"><text:a xlink:type="simple" xlink:href="#__RefHeading___Toc3383_182380051711" text:style-name="Internet_20_link" text:visited-style-name="Visited_20_Internet_20_Link">Pogledi<text:tab/>7</text:a></text:p>
          <text:p text:style-name="P15"><text:a xlink:type="simple" xlink:href="#__RefHeading___Toc3433_1823800517" text:style-name="Internet_20_link" text:visited-style-name="Visited_20_Internet_20_Link">Dokumenti<text:tab/>8</text:a></text:p>
          <text:p text:style-name="P16"><text:a xlink:type="simple" xlink:href="#__RefHeading___Toc933_744983636" text:style-name="Internet_20_link" text:visited-style-name="Visited_20_Internet_20_Link">4. Analiza sklopov<text:tab/>8</text:a></text:p>
          <text:p text:style-name="P14"><text:a xlink:type="simple" xlink:href="#__RefHeading___Toc935_744983636" text:style-name="Internet_20_link" text:visited-style-name="Visited_20_Internet_20_Link">4.1 Registracija udeleženca<text:tab/>8</text:a></text:p>
          <text:p text:style-name="P14"><text:a xlink:type="simple" xlink:href="#__RefHeading___Toc937_744983636" text:style-name="Internet_20_link" text:visited-style-name="Visited_20_Internet_20_Link">4.2 Registracija blaga<text:tab/>8</text:a></text:p>
          <text:p text:style-name="P14"><text:a xlink:type="simple" xlink:href="#__RefHeading___Toc939_744983636" text:style-name="Internet_20_link" text:visited-style-name="Visited_20_Internet_20_Link">4.3 Prevzem blaga<text:tab/>8</text:a></text:p>
          <text:p text:style-name="P14"><text:soft-page-break/><text:a xlink:type="simple" xlink:href="#__RefHeading___Toc941_744983636" text:style-name="Internet_20_link" text:visited-style-name="Visited_20_Internet_20_Link">4.4 Rezervacija blaga<text:tab/>8</text:a></text:p>
          <text:p text:style-name="P14"><text:a xlink:type="simple" xlink:href="#__RefHeading___Toc943_744983636" text:style-name="Internet_20_link" text:visited-style-name="Visited_20_Internet_20_Link">4.5 Obračun blaga<text:tab/>8</text:a></text:p>
          <text:p text:style-name="P14"><text:a xlink:type="simple" xlink:href="#__RefHeading___Toc945_744983636" text:style-name="Internet_20_link" text:visited-style-name="Visited_20_Internet_20_Link">4.6 Izdaja blaga<text:tab/>9</text:a></text:p>
          <text:p text:style-name="P16"><text:a xlink:type="simple" xlink:href="#__RefHeading___Toc947_744983636" text:style-name="Internet_20_link" text:visited-style-name="Visited_20_Internet_20_Link">5. Phoenix<text:tab/>9</text:a></text:p>
          <text:p text:style-name="P14"><text:a xlink:type="simple" xlink:href="#__RefHeading___Toc949_744983636" text:style-name="Internet_20_link" text:visited-style-name="Visited_20_Internet_20_Link">5.1 Registracija (AbcFairLineMobile)<text:tab/>9</text:a></text:p>
          <text:p text:style-name="P15"><text:a xlink:type="simple" xlink:href="#__RefHeading___Toc951_744983636" text:style-name="Internet_20_link" text:visited-style-name="Visited_20_Internet_20_Link">Opis<text:tab/>9</text:a></text:p>
          <text:p text:style-name="P15"><text:a xlink:type="simple" xlink:href="#__RefHeading___Toc993_744983636" text:style-name="Internet_20_link" text:visited-style-name="Visited_20_Internet_20_Link">Argumenti<text:tab/>9</text:a></text:p>
          <text:p text:style-name="P15"><text:a xlink:type="simple" xlink:href="#__RefHeading___Toc995_744983636" text:style-name="Internet_20_link" text:visited-style-name="Visited_20_Internet_20_Link">Dokumenti<text:tab/>9</text:a></text:p>
          <text:p text:style-name="P14"><text:a xlink:type="simple" xlink:href="#__RefHeading___Toc997_744983636" text:style-name="Internet_20_link" text:visited-style-name="Visited_20_Internet_20_Link">5.2 Prevzem (AbcFairInMobile)<text:tab/>9</text:a></text:p>
          <text:p text:style-name="P15"><text:a xlink:type="simple" xlink:href="#__RefHeading___Toc999_744983636" text:style-name="Internet_20_link" text:visited-style-name="Visited_20_Internet_20_Link">Opis<text:tab/>9</text:a></text:p>
          <text:p text:style-name="P15"><text:a xlink:type="simple" xlink:href="#__RefHeading___Toc1001_744983636" text:style-name="Internet_20_link" text:visited-style-name="Visited_20_Internet_20_Link">Argumenti<text:tab/>9</text:a></text:p>
          <text:p text:style-name="P15"><text:a xlink:type="simple" xlink:href="#__RefHeading___Toc1003_744983636" text:style-name="Internet_20_link" text:visited-style-name="Visited_20_Internet_20_Link">Dokumenti<text:tab/>9</text:a></text:p>
          <text:p text:style-name="P14"><text:a xlink:type="simple" xlink:href="#__RefHeading___Toc1005_744983636" text:style-name="Internet_20_link" text:visited-style-name="Visited_20_Internet_20_Link">5.3 Rezervacija (AbcFairReservationMobile)<text:tab/>10</text:a></text:p>
          <text:p text:style-name="P15"><text:a xlink:type="simple" xlink:href="#__RefHeading___Toc1007_744983636" text:style-name="Internet_20_link" text:visited-style-name="Visited_20_Internet_20_Link">Opis<text:tab/>10</text:a></text:p>
          <text:p text:style-name="P15"><text:a xlink:type="simple" xlink:href="#__RefHeading___Toc1009_744983636" text:style-name="Internet_20_link" text:visited-style-name="Visited_20_Internet_20_Link">Argumenti<text:tab/>10</text:a></text:p>
          <text:p text:style-name="P15"><text:a xlink:type="simple" xlink:href="#__RefHeading___Toc1011_744983636" text:style-name="Internet_20_link" text:visited-style-name="Visited_20_Internet_20_Link">Dokumenti<text:tab/>10</text:a></text:p>
          <text:p text:style-name="P14"><text:a xlink:type="simple" xlink:href="#__RefHeading___Toc1013_744983636" text:style-name="Internet_20_link" text:visited-style-name="Visited_20_Internet_20_Link">5.4 Obračun (AbcFairCashMobile)<text:tab/>10</text:a></text:p>
          <text:p text:style-name="P15"><text:a xlink:type="simple" xlink:href="#__RefHeading___Toc1015_744983636" text:style-name="Internet_20_link" text:visited-style-name="Visited_20_Internet_20_Link">Opis<text:tab/>10</text:a></text:p>
          <text:p text:style-name="P15"><text:a xlink:type="simple" xlink:href="#__RefHeading___Toc1017_744983636" text:style-name="Internet_20_link" text:visited-style-name="Visited_20_Internet_20_Link">Argumenti<text:tab/>10</text:a></text:p>
          <text:p text:style-name="P15"><text:a xlink:type="simple" xlink:href="#__RefHeading___Toc1019_744983636" text:style-name="Internet_20_link" text:visited-style-name="Visited_20_Internet_20_Link">Dokumenti<text:tab/>10</text:a></text:p>
          <text:p text:style-name="P14"><text:a xlink:type="simple" xlink:href="#__RefHeading___Toc1021_744983636" text:style-name="Internet_20_link" text:visited-style-name="Visited_20_Internet_20_Link">5.5 Izdaja (AbcFairOutMobile)<text:tab/>10</text:a></text:p>
          <text:p text:style-name="P15"><text:a xlink:type="simple" xlink:href="#__RefHeading___Toc1023_744983636" text:style-name="Internet_20_link" text:visited-style-name="Visited_20_Internet_20_Link">Opis<text:tab/>10</text:a></text:p>
          <text:p text:style-name="P15"><text:a xlink:type="simple" xlink:href="#__RefHeading___Toc1025_744983636" text:style-name="Internet_20_link" text:visited-style-name="Visited_20_Internet_20_Link">Argumenti<text:tab/>10</text:a></text:p>
          <text:p text:style-name="P15"><text:a xlink:type="simple" xlink:href="#__RefHeading___Toc1027_744983636" text:style-name="Internet_20_link" text:visited-style-name="Visited_20_Internet_20_Link">Dokumenti<text:tab/>10</text:a></text:p>
          <text:p text:style-name="P16"><text:a xlink:type="simple" xlink:href="#__RefHeading___Toc1029_744983636" text:style-name="Internet_20_link" text:visited-style-name="Visited_20_Internet_20_Link">6. Problemi pri uporabi informacijskega sistema<text:tab/>11</text:a></text:p>
          <text:p text:style-name="P14"><text:a xlink:type="simple" xlink:href="#__RefHeading___Toc1115_1094742299" text:style-name="Internet_20_link" text:visited-style-name="Visited_20_Internet_20_Link">6.1 Izpad elektrike oz. interneta<text:tab/>11</text:a></text:p>
          <text:p text:style-name="P14"><text:a xlink:type="simple" xlink:href="#__RefHeading___Toc1117_1094742299" text:style-name="Internet_20_link" text:visited-style-name="Visited_20_Internet_20_Link">6.2 Izguba guid-a udeleženca<text:tab/>11</text:a></text:p>
          <text:p text:style-name="P14"><text:a xlink:type="simple" xlink:href="#__RefHeading___Toc2369_1094742299" text:style-name="Internet_20_link" text:visited-style-name="Visited_20_Internet_20_Link">6.3 Izguba guid-a blaga<text:tab/>11</text:a></text:p>
        </text:index-body>
      </text:table-of-content>
      <text:p text:style-name="Standard"/>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Naslov_20_1" text:outline-level="1"><text:bookmark-start text:name="__RefHeading___Toc1624_181701027"/><text:bookmark-start text:name="_Toc10715940"/>1. Problem sejma<text:bookmark-end text:name="__RefHeading___Toc1624_181701027"/><text:bookmark-end text:name="_Toc10715940"/></text:h>
      <text:p text:style-name="Text_20_body">Sejem je dejavnost pri kateri pride do menjave lastništva blaga. Lastništvo se izmenja za denar. Sejem je časovno omejen. Vrste nastajajo pri prevzemih in izdajah izdelkov ter plačilu izdelkov na sejmu. Vrste na prevzemnih mestih nastajajo zaradi dolgotrajnega popisa blaga. Vrste na blagajni pa nastajajo, ker se cene (provizija) računa »na roke«.</text:p>
      <text:p text:style-name="Text_20_body">Z informacijskim sistemom bi pospešili prevzeme in odpravili računanje »na roke«. Tako bi sejem potekal bolj optimizirano in organizirano. To bi koristilo pri prodaji, povečala bi se evidenca oz. sledljivost denarja, blaga in lastništva.</text:p>
      <text:p text:style-name="Text_20_body"/>
      <text:h text:style-name="Naslov_20_1" text:outline-level="1"><text:bookmark-start text:name="__RefHeading___Toc1626_181701027"/><text:bookmark-start text:name="_Toc10715941"/><text:soft-page-break/>2. Potek Sejma z informacijskim sistemom<text:bookmark-end text:name="__RefHeading___Toc1626_181701027"/><text:bookmark-end text:name="_Toc10715941"/></text:h>
      <text:h text:style-name="Naslov_20_1" text:outline-level="1"/>
      <text:h text:style-name="Naslov_20_2" text:outline-level="2"><text:bookmark-start text:name="__RefHeading___Toc1628_181701027"/><text:s/><text:bookmark-start text:name="_Toc10715942"/>2.1 Tok blaga<text:bookmark-end text:name="__RefHeading___Toc1628_181701027"/><text:bookmark-end text:name="_Toc10715942"/></text:h>
      <text:h text:style-name="Naslov_20_2" text:outline-level="2"/>
      <text:h text:style-name="Naslov_20_3" text:outline-level="3"><text:bookmark-start text:name="__RefHeading___Toc1630_181701027"/><text:bookmark-start text:name="_Toc10715943"/>Registracija blaga<text:bookmark-end text:name="__RefHeading___Toc1630_181701027"/><text:bookmark-end text:name="_Toc10715943"/></text:h>
      <text:p text:style-name="Standard">Dobavitelj izpolne standarden obrazec na internetu (AbcFairLine) ali ga natisne in pride na sejem. Če dobavitelj izpolne obrazec na internetu se mu pošlje že podeljen guid (na mail), ki ga mora natisniti. Obrazec pregleda cenilec na prevzemnem mestu. Cenilec preveri ustreznost izpolnjenega obrazca. Obrazci imajo neko standardno obliko, ker s tem zmanjšamo čakalne vrste in blago lažje iščemo oz. filtriramo po bazi.</text:p>
      <text:p text:style-name="Standard"/>
      <text:p text:style-name="Standard"/>
      <text:h text:style-name="Naslov_20_3" text:outline-level="3"><text:bookmark-start text:name="__RefHeading___Toc1632_181701027"/><text:bookmark-start text:name="_Toc10715944"/>Cenitev in prevzem<text:bookmark-end text:name="__RefHeading___Toc1632_181701027"/><text:bookmark-end text:name="_Toc10715944"/></text:h>
      <text:p text:style-name="Standard">Udeleženec se postavi v vrsto (prej dobi guid če ga še nima). Če ima obrazec že izpolnjen se postavi v »hitro« vrsto. Tam odgovorna oseba obrazec pregleda in odobri (AbcFairIn). Blago dobi svoj guid.</text:p>
      <text:p text:style-name="Standard"/>
      <text:p text:style-name="Standard"><text:span text:style-name="Privzeta_20_pisava_20_odstavka"><text:span text:style-name="T2">**</text:span></text:span>Zgenerira se potrdilo katero se natisne oz. pošlje dobavitelju. Potrdilo služi, kot dokaz o prevzetju dobaviteljevega blaga in tudi kot račun za manipulativne stroške.<text:span text:style-name="Privzeta_20_pisava_20_odstavka"><text:span text:style-name="T2"> **</text:span></text:span></text:p>
      <text:p text:style-name="P11">Če je vrsta velika lahko udeleženci izpolnjujejo obrazce v vrsti, da celoten postopek poteka hitreje.</text:p>
      <text:p text:style-name="Standard"/>
      <text:p text:style-name="Standard"/>
      <text:h text:style-name="Naslov_20_3" text:outline-level="3"><text:bookmark-start text:name="__RefHeading___Toc1634_181701027"/><text:bookmark-start text:name="_Toc10715945"/>Kupovanje &amp; Rezervacija<text:bookmark-end text:name="__RefHeading___Toc1634_181701027"/><text:bookmark-end text:name="_Toc10715945"/></text:h>
      <text:p text:style-name="P13">Dobavitelj prodaja blago po fiksni ceni. Kupec blago rezervira (AbcFairReservation). Blago mora obračunati in prevzeti v določenem časovnem roku torej je rezervacija časovno omejena. V tem časovnem roku se lahko drugi kupci postavijo v čakalno vrsto. Če kupec ne opravi nakupa bo rezervacija prešla na 1. v čakalni vrsti.</text:p>
      <text:p text:style-name="Standard"/>
      <text:h text:style-name="Naslov_20_3" text:outline-level="3"><text:bookmark-start text:name="__RefHeading___Toc1636_181701027"/><text:bookmark-start text:name="_Toc10715946"/>Blagajna<text:bookmark-end text:name="__RefHeading___Toc1636_181701027"/><text:bookmark-end text:name="_Toc10715946"/></text:h>
      <text:p text:style-name="Standard">S skeniranjem guida udeleženca (AbcFairMember) se odpre celotna bilanca oz. košarica. Provizije se avtomatsko izračunajo nato odgovorna oseba na sejmu udeležencu poravna razliko v ceni (+ || -).</text:p>
      <text:p text:style-name="Standard"><text:span text:style-name="Privzeta_20_pisava_20_odstavka"><text:span text:style-name="T2">**</text:span></text:span>Zgenerira se račun, kateri služi kot dokaz o opravljeni denarni in lastniški transakciji.<text:span text:style-name="Privzeta_20_pisava_20_odstavka"><text:span text:style-name="T2"> **</text:span></text:span></text:p>
      <text:p text:style-name="Standard">Blago je plačano zato se zapiše v AbcFairCash, vendar še ni izdano.</text:p>
      <text:p text:style-name="Standard"/>
      <text:h text:style-name="Naslov_20_3" text:outline-level="3"><text:bookmark-start text:name="__RefHeading___Toc1638_181701027"/><text:bookmark-start text:name="_Toc10715947"/>Izdaja blaga<text:bookmark-end text:name="__RefHeading___Toc1638_181701027"/><text:bookmark-end text:name="_Toc10715947"/></text:h>
      <text:p text:style-name="Standard">Udeleženec nato blago prevzame na prevzemnem mestu, kjer se ji skenira guid in izda oz. pošlje <text:span text:style-name="Privzeta_20_pisava_20_odstavka"><text:span text:style-name="T2">**</text:span></text:span>potrdilo o izdaji blaga, katero služi kot dokaz da je kupec prevzel kupljeno blago.<text:span text:style-name="Privzeta_20_pisava_20_odstavka"><text:span text:style-name="T2">**</text:span></text:span>. Blago se vpiše v AbcFairOut.</text:p>
      <text:p text:style-name="Standard"/>
      <text:p text:style-name="Standard"/>
      <text:h text:style-name="Naslov_20_2" text:outline-level="2"><text:bookmark-start text:name="__RefHeading___Toc1111_1094742299"/><text:bookmark-start text:name="_Toc10715948"/>2.2 Tok denarja<text:bookmark-end text:name="__RefHeading___Toc1111_1094742299"/><text:bookmark-end text:name="_Toc10715948"/></text:h>
      <text:p text:style-name="Text_20_body">Izplačilo oz. vplačilo denarja se izvaja izključno na blagajni. Košarica se izračuna s pomočjo poizvedb (AbcFairMemberLineActive). Provizije se izračunajo avtomatsko. Končno razliko v ceni se izračuna ter vplača oz. izplača denar in izda račun (AbcFairCash.Show). Udeleženec <text:soft-page-break/>blago prevzame na prevzemnem mestu (AbcFairOut). Manipulativni stroški so vplačani na prevzemnem mestu.</text:p>
      <text:p text:style-name="Text_20_body"/>
      <text:h text:style-name="Naslov_20_2" text:outline-level="2"><text:bookmark-start text:name="__RefHeading___Toc2367_1094742299"/><text:bookmark-start text:name="_Toc10715949"/>2.3 Tok lastništva<text:bookmark-end text:name="__RefHeading___Toc2367_1094742299"/><text:bookmark-end text:name="_Toc10715949"/></text:h>
      <text:p text:style-name="Text_20_body">Dobavitelj je lastnik blaga dokler ni njegovo blago kupljeno (AbcFairCash). Lastništvo blaga po opravljeni denarni transakciji pripada kupcu. Na dobaviteljevo »košarico« (AbcMember) se nato prišteje znesek (za blago) ter kasneje izplača.</text:p>
      <text:p text:style-name="P8"/>
      <text:p text:style-name="P8"/>
      <text:p text:style-name="P8"/>
      <text:h text:style-name="Naslov_20_1" text:outline-level="1"><text:bookmark-start text:name="__RefHeading___Toc3363_1823800517"/><text:bookmark-start text:name="_Toc10715950"/>3. Analiza sejma<text:bookmark-end text:name="__RefHeading___Toc3363_1823800517"/><text:bookmark-end text:name="_Toc10715950"/></text:h>
      <text:h text:style-name="Naslov_20_1" text:outline-level="1"/>
      <text:h text:style-name="Naslov_20_2" text:outline-level="2"><text:bookmark-start text:name="__RefHeading___Toc3365_1823800517"/><text:bookmark-start text:name="_Toc10715951"/>3.1 Registracija blaga<text:bookmark-end text:name="__RefHeading___Toc3365_1823800517"/><text:bookmark-end text:name="_Toc10715951"/></text:h>
      <text:h text:style-name="Naslov_20_2" text:outline-level="2"/>
      <text:h text:style-name="Naslov_20_3" text:outline-level="3"><text:bookmark-start text:name="__RefHeading___Toc3367_1823800517"/><text:bookmark-start text:name="_Toc10715952"/>Opis<text:bookmark-end text:name="__RefHeading___Toc3367_1823800517"/><text:bookmark-end text:name="_Toc10715952"/></text:h>
      <text:p text:style-name="Text_20_body">Naloga registracije blaga je da blago zapiše v AbcFairLine tabelo. Tabela vsebuje vse artikle katere so udeleženci sejma prijavili ne pa nujno izdali na sejem. Tak način registracije nam omogoča vnos podatkov na druge načine, kot pa zgolj na prevzemnem mestu na sejmu. Potencialno bi lahko pripomogla do skrajšanja vrst. Registracijski obrazec bi bil standardno strukturiran glede na tip blaga. To bi nam omogočilo boljše in lažje filtriranje blaga v bazi, ter <text:s/>preprečilo pomankljive vnose v bazo (obvezna polja in integritetne omejitve).</text:p>
      <text:p text:style-name="Text_20_body"/>
      <text:h text:style-name="Naslov_20_3" text:outline-level="3"><text:bookmark-start text:name="__RefHeading___Toc3369_1823800517"/><text:bookmark-start text:name="_Toc10715953"/>Pogledi<text:bookmark-end text:name="__RefHeading___Toc3369_1823800517"/><text:bookmark-end text:name="_Toc10715953"/></text:h>
      <text:p text:style-name="Text_20_body">AbcFairMember bi imel pregled nad svojimi kosi blaga v AbcFair<text:tab/>Line.</text:p>
      <text:p text:style-name="Text_20_body">Admin bi imel pregled nad vsemi registriranimi kosi blaga v AbcFairLine.</text:p>
      <text:p text:style-name="Text_20_body"/>
      <text:h text:style-name="Naslov_20_2" text:outline-level="2"><text:bookmark-start text:name="__RefHeading___Toc3371_1823800517"/><text:bookmark-start text:name="_Toc10715954"/>3.2 Prevzem blaga<text:bookmark-end text:name="__RefHeading___Toc3371_1823800517"/><text:bookmark-end text:name="_Toc10715954"/></text:h>
      <text:h text:style-name="Naslov_20_3" text:outline-level="3"><text:bookmark-start text:name="__RefHeading___Toc3373_1823800517"/><text:bookmark-start text:name="_Toc10715955"/>Opis<text:bookmark-end text:name="__RefHeading___Toc3373_1823800517"/><text:bookmark-end text:name="_Toc10715955"/></text:h>
      <text:p text:style-name="Text_20_body">Udeleženci bi prinesli svoje blago na prevzemno mesto na sejmu. S seboj bi lahko imeli že izpolnjene obrazce (natisnjene). V primeru, da so udeleženci registrirali blago že na internetu bi le prinesli blago in cenilec bi preveril če to ustreza vpisu. Za te udeležence bi se lahko naredila posebna »hitra« vrsta. Za udeležence, ki še ne bi imeli izpolnjenega obrazca bi se lahko natisnjene obrazce natisnilo, da bi jih izpolnjevali v vrsti. Z vsemi načini vnašanja blaga v sistem bi zmanjšali čakalne vrste.</text:p>
      <text:p text:style-name="Text_20_body"/>
      <text:h text:style-name="Naslov_20_3" text:outline-level="3"><text:bookmark-start text:name="__RefHeading___Toc3375_1823800517"/><text:bookmark-start text:name="_Toc10715956"/>Pogledi<text:bookmark-end text:name="__RefHeading___Toc3375_1823800517"/><text:bookmark-end text:name="_Toc10715956"/></text:h>
      <text:p text:style-name="Text_20_body">AbcFairMember bi imel pregled nad svojimi kosi blaga v AbcFairIn.</text:p>
      <text:p text:style-name="Text_20_body">Cenilec bi skeniral od udeleženca guid in prevzel njegovo blago iz AbcFairLine v AbcFairIn (AbcFairToIn).</text:p>
      <text:p text:style-name="Text_20_body">Admin bi imel pregled nad vsemi kosi blaga v AbcFairIn.</text:p>
      <text:p text:style-name="Text_20_body"/>
      <text:h text:style-name="Naslov_20_3" text:outline-level="3"><text:bookmark-start text:name="__RefHeading___Toc3377_1823800517"/><text:bookmark-start text:name="_Toc10715957"/><text:soft-page-break/>Dokumenti<text:bookmark-end text:name="__RefHeading___Toc3377_1823800517"/><text:bookmark-end text:name="_Toc10715957"/></text:h>
      <text:p text:style-name="Text_20_body">Pri prevzemu bi se generirano potrdilo o prevzemu blaga natisnilo in izdalo udeležencu. Potrdilo služi, kot dokaz o prevzetju dobaviteljevega blaga in tudi kot račun za manipulativne stroške.</text:p>
      <text:p text:style-name="Text_20_body"/>
      <text:h text:style-name="Naslov_20_2" text:outline-level="2"><text:bookmark-start text:name="__RefHeading___Toc3379_1823800517"/><text:bookmark-start text:name="_Toc10715958"/>3.3 Rezervacija<text:bookmark-end text:name="__RefHeading___Toc3379_1823800517"/><text:bookmark-end text:name="_Toc10715958"/></text:h>
      <text:h text:style-name="Naslov_20_3" text:outline-level="3"><text:bookmark-start text:name="__RefHeading___Toc3381_1823800517"/><text:bookmark-start text:name="_Toc10715959"/>Opis<text:bookmark-end text:name="__RefHeading___Toc3381_1823800517"/><text:bookmark-end text:name="_Toc10715959"/></text:h>
      <text:p text:style-name="Text_20_body">Blago, ki bi bilo na voljo za prodajo bi bilo v pogledu (procedura) AbcFairToReserve. Udeleženci bi artikel lahko rezervirali sami (mobile) ali pa bi jim artikel rezervirali odgovorni na sejmu s pomočjo njihovega guida (listek). Rezervacija bi bila časovno omejena. Če bi bil izdelek že rezerviran, bi se udeleženci postavili v čakalno vrsto. Po pretečenem času bi nato rezervacijo dobil naslednji v čakalni vrsti. Rezervirani izdelki bi se nahajali v AbcFairReservation in bi se le te lahko obračunali na blagajni.</text:p>
      <text:p text:style-name="Text_20_body"/>
      <text:h text:style-name="Naslov_20_3" text:outline-level="3"><text:bookmark-start text:name="__RefHeading___Toc3383_1823800517"/><text:bookmark-start text:name="_Toc10715960"/>Pogledi<text:bookmark-end text:name="__RefHeading___Toc3383_1823800517"/><text:bookmark-end text:name="_Toc10715960"/></text:h>
      <text:p text:style-name="Text_20_body">AbcFairMember bi imel pogled nad svojimi rezerviranimi izdelki ter stanjem v čakalni vrsti kot kupec v AbcFairLineActive</text:p>
      <text:p text:style-name="Text_20_body">Admin bi imel pregled nad vsemi rezervacijami in čakalnimi vrstami v AbcFairLineActive.</text:p>
      <text:p text:style-name="Text_20_body"/>
      <text:h text:style-name="Naslov_20_2" text:outline-level="2"><text:bookmark-start text:name="__RefHeading___Toc3423_1823800517"/><text:bookmark-start text:name="_Toc10715961"/>3.4 Plačilo blaga<text:bookmark-end text:name="__RefHeading___Toc3423_1823800517"/><text:bookmark-end text:name="_Toc10715961"/></text:h>
      <text:h text:style-name="Naslov_20_3" text:outline-level="3"><text:bookmark-start text:name="__RefHeading___Toc3425_1823800517"/><text:bookmark-start text:name="_Toc10715962"/>Opis<text:bookmark-end text:name="__RefHeading___Toc3425_1823800517"/><text:bookmark-end text:name="_Toc10715962"/></text:h>
      <text:p text:style-name="Text_20_body">Udeležencu se bo na blagajni skeniral guid. Tam bo blagajniku pogled izpisal njegovo košarico (njegovi prodani izdelki in rezervirani izdelki). Pogled bo avtomatsko izračunal provizije in naredil račun. Blagajnik bo kupcu poravnal razliko v ceni.</text:p>
      <text:p text:style-name="Text_20_body"/>
      <text:h text:style-name="Naslov_20_3" text:outline-level="3"><text:bookmark-start text:name="__RefHeading___Toc3383_18238005171"/><text:bookmark-start text:name="_Toc10715963"/>Pogledi<text:bookmark-end text:name="__RefHeading___Toc3383_18238005171"/><text:bookmark-end text:name="_Toc10715963"/></text:h>
      <text:p text:style-name="Text_20_body">AbcFairMember bi videl svojo košarico AbcFairLineToPay in AbcFairLineToCashOut (AbcFairLineActive).</text:p>
      <text:p text:style-name="Text_20_body">Blagajnik bi videl košarico AbcFairLineActive in naredil račun (AbcFairLineActive.DoBalance).</text:p>
      <text:p text:style-name="Text_20_body">Admin bi videl košarice vseh kupcev in vse opravljene denarne transakcije (AbcFairCash).</text:p>
      <text:p text:style-name="Text_20_body"/>
      <text:h text:style-name="Naslov_20_3" text:outline-level="3"><text:bookmark-start text:name="__RefHeading___Toc3427_1823800517"/><text:bookmark-start text:name="_Toc10715964"/>Dokumenti<text:bookmark-end text:name="__RefHeading___Toc3427_1823800517"/><text:bookmark-end text:name="_Toc10715964"/></text:h>
      <text:p text:style-name="Text_20_body">Pri plačilu bi nastal generiran račun, kateri bi se natisnil in izdal kupcu. Račun bi služil kot dokaz o denarni in lastniški transakciji. Blago je plačano zato se zapiše v AbcFairCash, vendar še ni izdano.</text:p>
      <text:p text:style-name="Text_20_body"/>
      <text:h text:style-name="Naslov_20_2" text:outline-level="2"><text:bookmark-start text:name="__RefHeading___Toc3429_1823800517"/><text:bookmark-start text:name="_Toc10715965"/>3.5 Izdaja blaga<text:bookmark-end text:name="__RefHeading___Toc3429_1823800517"/><text:bookmark-end text:name="_Toc10715965"/></text:h>
      <text:h text:style-name="Naslov_20_2" text:outline-level="2"/>
      <text:h text:style-name="Naslov_20_3" text:outline-level="3"><text:bookmark-start text:name="__RefHeading___Toc3431_1823800517"/><text:bookmark-start text:name="_Toc10715966"/>Opis<text:bookmark-end text:name="__RefHeading___Toc3431_1823800517"/><text:bookmark-end text:name="_Toc10715966"/></text:h>
      <text:p text:style-name="Text_20_body">Kupcu bi se skeniral guid, kjer bi se izpisali njegovi artikli, ki so pripravljeni za izdajo, Blagajnik bi nato označil izdelke in jih izdal (AbcFairOut).</text:p>
      <text:p text:style-name="Text_20_body"/>
      <text:h text:style-name="Naslov_20_3" text:outline-level="3"><text:bookmark-start text:name="__RefHeading___Toc3383_182380051711"/><text:bookmark-start text:name="_Toc10715967"/>Pogledi<text:bookmark-end text:name="__RefHeading___Toc3383_182380051711"/><text:bookmark-end text:name="_Toc10715967"/></text:h>
      <text:p text:style-name="Text_20_body">AbcFairMember bi videl vse njegove izdane izdelke(AbcFairOutLine).</text:p>
      <text:p text:style-name="Text_20_body"><text:soft-page-break/>Blagajnik bi videl AbcFairCashLine in izdelke označil kot izdane-&gt;AbcFairOut (AbcFairLineToOut).</text:p>
      <text:p text:style-name="Text_20_body">Admin bi videl vse izdelke v AbcFairToOut in AbcFairOut.</text:p>
      <text:p text:style-name="Text_20_body"/>
      <text:h text:style-name="Naslov_20_3" text:outline-level="3"><text:bookmark-start text:name="__RefHeading___Toc3433_1823800517"/><text:bookmark-start text:name="_Toc10715968"/>Dokumenti<text:bookmark-end text:name="__RefHeading___Toc3433_1823800517"/><text:bookmark-end text:name="_Toc10715968"/></text:h>
      <text:p text:style-name="Text_20_body">Pri plačilu bi nastal generiran račun, kateri bi se natisnil in izdal kupcu. Račun bi služil kot dokaz o denarni in lastniški transakciji. Blago je plačano zato se zapiše v AbcFairCash, vendar še ni izdano.</text:p>
      <text:p text:style-name="Text_20_body"/>
      <text:p text:style-name="Text_20_body"/>
      <text:h text:style-name="Naslov_20_1" text:outline-level="1"><text:bookmark-start text:name="__RefHeading___Toc933_744983636"/><text:bookmark-start text:name="_Toc10715969"/>4. Analiza sklopov<text:bookmark-end text:name="__RefHeading___Toc933_744983636"/><text:bookmark-end text:name="_Toc10715969"/></text:h>
      <text:h text:style-name="Naslov_20_2" text:outline-level="2"/>
      <text:h text:style-name="Naslov_20_2" text:outline-level="2"><text:bookmark-start text:name="__RefHeading___Toc935_744983636"/><text:bookmark-start text:name="_Toc10715970"/>4.1 Registracija udeleženca<text:bookmark-end text:name="__RefHeading___Toc935_744983636"/><text:bookmark-end text:name="_Toc10715970"/></text:h>
      <text:h text:style-name="Naslov_20_2" text:outline-level="2"/>
      <text:h text:style-name="Naslov_20_2" text:outline-level="2"><text:bookmark-start text:name="__RefHeading___Toc937_744983636"/><text:bookmark-start text:name="_Toc10715971"/>4.2 Registracija blaga<text:bookmark-end text:name="__RefHeading___Toc937_744983636"/><text:bookmark-end text:name="_Toc10715971"/></text:h>
      <text:p text:style-name="Text_20_body"/>
      <text:p text:style-name="Text_20_body">Registracija blaga lahko poteka na več načinov. Udeleženec bi lahko doma prek spleta sam izpolnil obrazec in bi nato artikel lahko samo prinesel cenilcu ali pa bi organizator organiziral prevzem na domu. V čakalni vrsti bi se lahko obrazci natisnili in udeleženci bi jih izpolnili kar v vrsti.</text:p>
      <text:p text:style-name="Text_20_body">Pri registraciji je pomembno oblikovati obrazec, ki bo dovolj podroben (morebitno iskanje po bazi, nepomankljivi zapisi) in enostaven ter hiter za izpolnit (manjše čakalne vrste, hitrejši popis oz. vnos cenilca). Registriran izdelek bi se vpisal v (AbcFairLine) ustvaril bi se tudi pogled AbcFairLineToIn.</text:p>
      <text:h text:style-name="Naslov_20_2" text:outline-level="2"/>
      <text:h text:style-name="Naslov_20_2" text:outline-level="2"><text:bookmark-start text:name="__RefHeading___Toc939_744983636"/><text:bookmark-start text:name="_Toc10715972"/>4.3 Prevzem blaga<text:bookmark-end text:name="__RefHeading___Toc939_744983636"/><text:bookmark-end text:name="_Toc10715972"/></text:h>
      <text:p text:style-name="Text_20_body"/>
      <text:p text:style-name="Text_20_body">Pri prevzemu bi cenilec, artikel označil za prevzetega (AbcFairIn) z proceduro AbcFairToIn.FairIn. Pri prevzemu bi se natisnilo potrdilo o prevzemu (služi tudi kot dokazilo o plačilu manipulativnih stroškov) in izdalo udeležencu. Udeleženec bi imel pregled nad njegovo košarico z pogledom AbcFairMemberLineActive.</text:p>
      <text:p text:style-name="Text_20_body"/>
      <text:h text:style-name="Naslov_20_2" text:outline-level="2"><text:bookmark-start text:name="__RefHeading___Toc941_744983636"/><text:bookmark-start text:name="_Toc10715973"/>4.4 Rezervacija blaga<text:bookmark-end text:name="__RefHeading___Toc941_744983636"/><text:bookmark-end text:name="_Toc10715973"/></text:h>
      <text:p text:style-name="Text_20_body">Udeleženec bi imel pogled v view AbcFairLineToReserve (artikli ki so prosti), ter bi lahko rezerviral izdelek z MANJKA. Rezervacija bi bila časovno omejena. Če bi drugi udeleženec želel kupiti isti artikel bi se postavil v čakalno vrsto (MANJKA).</text:p>
      <text:p text:style-name="Text_20_body"/>
      <text:h text:style-name="Naslov_20_2" text:outline-level="2"><text:bookmark-start text:name="__RefHeading___Toc943_744983636"/><text:bookmark-start text:name="_Toc10715974"/>4.5 Obračun blaga<text:bookmark-end text:name="__RefHeading___Toc943_744983636"/><text:bookmark-end text:name="_Toc10715974"/></text:h>
      <text:p text:style-name="Text_20_body">Udeleženec bi prišel na blagajno. Tam bi se ob skeniranju guida udeleženca <text:s/>blagajniku prikazal pogled AbcFairMemberLineActive. Blagajnik bi izbral artikle katere želi udeleženec obračunati in izvedel proceduro AbcFairMemberLineActive.DoBalance. Nato bi se ustvaril pogled AbcFairCash.Show, kjer bi blagajnik natisnil račun in ga izdal udeležencu.</text:p>
      <text:p text:style-name="Text_20_body"/>
      <text:h text:style-name="Naslov_20_2" text:outline-level="2"><text:bookmark-start text:name="__RefHeading___Toc945_744983636"/><text:bookmark-start text:name="_Toc10715975"/><text:soft-page-break/>4.6 Izdaja blaga<text:bookmark-end text:name="__RefHeading___Toc945_744983636"/><text:bookmark-end text:name="_Toc10715975"/></text:h>
      <text:p text:style-name="Text_20_body">Udeležencu bi se skeniral guid, kjer bi se prikazal pogled AbcFairLineToOut. Označili bi se izdelki katere udeleženec hoče prejeti ter izvedla bi se procedura AbcFairLineToOut.FairOut. Natisnilo in izdalo bi se potrdilo o izdaji.</text:p>
      <text:p text:style-name="Text_20_body"/>
      <text:p text:style-name="Text_20_body"/>
      <text:h text:style-name="P30" text:outline-level="1"><text:bookmark-start text:name="__RefHeading___Toc947_744983636"/>5. Phoenix<text:bookmark-end text:name="__RefHeading___Toc947_744983636"/></text:h>
      <text:h text:style-name="P32" text:outline-level="2"><text:bookmark-start text:name="__RefHeading___Toc949_744983636"/>5.1 Registracija (AbcFairLineMobile)<text:bookmark-end text:name="__RefHeading___Toc949_744983636"/></text:h>
      <text:h text:style-name="P36" text:outline-level="3"><text:bookmark-start text:name="__RefHeading___Toc951_744983636"/>Opis<text:bookmark-end text:name="__RefHeading___Toc951_744983636"/></text:h>
      <text:p text:style-name="Text_20_body">Pri registraciji se skenira Guid udeleženca <text:span text:style-name="T3">(tekst polje)</text:span> ter nato <text:span text:style-name="T4">našteje artikle</text:span> <text:span text:style-name="T4">(</text:span>vrst<text:span text:style-name="T4">a</text:span>, vrednost in opis artikla<text:span text:style-name="T4">)</text:span>. <text:span text:style-name="T3">Ob kliku gumba shrani se artikli nato zapišejo v AbcFairLine tabelo z pomočjo AbcFairLineMobile.Save procedure.</text:span> </text:p>
      <text:p text:style-name="Text_20_body"/>
      <text:h text:style-name="P36" text:outline-level="3"><text:bookmark-start text:name="__RefHeading___Toc993_744983636"/>Argumenti<text:bookmark-end text:name="__RefHeading___Toc993_744983636"/></text:h>
      <text:p text:style-name="P17">Procedura AbcFairLineMobile.Save potrebuje:</text:p>
      <text:p text:style-name="P17"><text:s/>- AbcFairMemberGuid (se skenira)</text:p>
      <text:p text:style-name="P17"><text:s/>- AbcFairLineGuid (se zgenerira)</text:p>
      <text:p text:style-name="P17"><text:s/>- Vrsto artikla</text:p>
      <text:p text:style-name="P17"><text:s/>- Vrednost artikla</text:p>
      <text:p text:style-name="P17"><text:s/>- Opis artikla</text:p>
      <text:p text:style-name="P17"/>
      <text:h text:style-name="P40" text:outline-level="3"><text:bookmark-start text:name="__RefHeading___Toc995_744983636"/>Dokumenti<text:bookmark-end text:name="__RefHeading___Toc995_744983636"/></text:h>
      <text:p text:style-name="P22">Pri registraciji se ne ustvarijo dokumenti.</text:p>
      <text:h text:style-name="P30" text:outline-level="1"/>
      <text:h text:style-name="P33" text:outline-level="2"><text:bookmark-start text:name="__RefHeading___Toc997_744983636"/>5.<text:span text:style-name="T4">2</text:span> <text:span text:style-name="T4">Prevzem </text:span><text:s/>(AbcFair<text:span text:style-name="T4">In</text:span>Mobile)<text:bookmark-end text:name="__RefHeading___Toc997_744983636"/></text:h>
      <text:h text:style-name="P37" text:outline-level="3"><text:bookmark-start text:name="__RefHeading___Toc999_744983636"/>Opis<text:bookmark-end text:name="__RefHeading___Toc999_744983636"/></text:h>
      <text:p text:style-name="P25">Pri <text:span text:style-name="T4">prevzemu</text:span> se skenira Guid udeleženca <text:span text:style-name="T3">(tekst polje), kjer se izpiše AbcFairToIn pogled (seznam artiklov za prevzem). Ob artiklih se pojavi checkbox, kjer nato izberemo, katere artikle bomo prevzeli. Ko kliknemo gumb zaključi, se kliče AbcFairInMobile.FairIn procedura, ki naredi insert stavek v AbcFairIn tabelo. Vplača se tudi manipulativne stroške (1 €/ artikel). Če je member član SK Capris mu ni potrebno vplačati manipulativnih stroškov.</text:span></text:p>
      <text:p text:style-name="P25"/>
      <text:h text:style-name="P37" text:outline-level="3"><text:bookmark-start text:name="__RefHeading___Toc1001_744983636"/>Argumenti<text:bookmark-end text:name="__RefHeading___Toc1001_744983636"/></text:h>
      <text:p text:style-name="P18">Procedura AbcFair<text:span text:style-name="T5">InMobile.FairIn</text:span> potrebuje:</text:p>
      <text:p text:style-name="P18">- AbcFairMemberGuid (se skenira)</text:p>
      <text:p text:style-name="P18">- <text:span text:style-name="T5">AbcFairLineGuid (iz seznama)</text:span></text:p>
      <text:p text:style-name="P18">- <text:span text:style-name="T5">SalesPersonId</text:span></text:p>
      <text:p text:style-name="P18"/>
      <text:p text:style-name="P18"/>
      <text:h text:style-name="P40" text:outline-level="3"><text:bookmark-start text:name="__RefHeading___Toc1003_744983636"/>Dokumenti<text:bookmark-end text:name="__RefHeading___Toc1003_744983636"/></text:h>
      <text:p text:style-name="P22">Pri <text:span text:style-name="T5">prevzemu se ustvari:</text:span></text:p>
      <text:p text:style-name="P22">- <text:span text:style-name="T5">Potrdilo o prevzemu</text:span></text:p>
      <text:p text:style-name="P22">- <text:span text:style-name="T5">Račun za manipulativne stroške</text:span></text:p>
      <text:p text:style-name="P22">- <text:span text:style-name="T5">Nalepke za artikle</text:span></text:p>
      <text:p text:style-name="P22"/>
      <text:h text:style-name="P34" text:outline-level="2"><text:bookmark-start text:name="__RefHeading___Toc1005_744983636"/><text:soft-page-break/>5.<text:span text:style-name="T7">3</text:span> <text:span text:style-name="T6">Rezervacija </text:span><text:s/>(AbcFair<text:span text:style-name="T6">Reservation</text:span>Mobile)<text:bookmark-end text:name="__RefHeading___Toc1005_744983636"/></text:h>
      <text:h text:style-name="P38" text:outline-level="3"><text:bookmark-start text:name="__RefHeading___Toc1007_744983636"/>Opis<text:bookmark-end text:name="__RefHeading___Toc1007_744983636"/></text:h>
      <text:p text:style-name="P26">Pri <text:span text:style-name="T6">rezervaciji se poskenira AbcFairMemberGuid (tekst polje) in AbcFairLineGuid (tekst polje). Ko pritisnemo gumb shrani se kliče procedura AbcFairReservationMobile.New, ki naredi insert stavek v AbcFairReseravtion tabelo.</text:span></text:p>
      <text:p text:style-name="P26"/>
      <text:h text:style-name="P38" text:outline-level="3"><text:bookmark-start text:name="__RefHeading___Toc1009_744983636"/>Argumenti<text:bookmark-end text:name="__RefHeading___Toc1009_744983636"/></text:h>
      <text:p text:style-name="P19">Procedura AbcFair<text:span text:style-name="T6">Reservation.New</text:span> potrebuje:</text:p>
      <text:p text:style-name="P19">- AbcFairMemberGuid (se skenira)</text:p>
      <text:p text:style-name="P19">- <text:span text:style-name="T5">AbcFairLineGuid (se skenira)</text:span></text:p>
      <text:p text:style-name="P19">- <text:span text:style-name="T5">SalesPersonId</text:span></text:p>
      <text:p text:style-name="P19"/>
      <text:p text:style-name="P19"/>
      <text:h text:style-name="P41" text:outline-level="3"><text:bookmark-start text:name="__RefHeading___Toc1011_744983636"/>Dokumenti<text:bookmark-end text:name="__RefHeading___Toc1011_744983636"/></text:h>
      <text:p text:style-name="P23">Pri re<text:span text:style-name="T6">zervaciji</text:span> se ne ustvarijo dokumenti.</text:p>
      <text:p text:style-name="P23"/>
      <text:h text:style-name="P35" text:outline-level="2"><text:bookmark-start text:name="__RefHeading___Toc1013_744983636"/>5.<text:span text:style-name="T7">4</text:span> <text:span text:style-name="T7">Obračun </text:span><text:s/>(AbcFair<text:span text:style-name="T7">Cash</text:span>Mobile)<text:bookmark-end text:name="__RefHeading___Toc1013_744983636"/></text:h>
      <text:h text:style-name="P39" text:outline-level="3"><text:bookmark-start text:name="__RefHeading___Toc1015_744983636"/>Opis<text:bookmark-end text:name="__RefHeading___Toc1015_744983636"/></text:h>
      <text:p text:style-name="P28">Pri obračunu se skenira AbcFairMemberGuid. Izpiše se njegova košarica (AbcFairMemberLineActiveMobile). Ko pritisnemo na gumb obračunaj <text:s/>se kliče procedura <text:s/>AbcFairLineActiveMobile.DoBalance.</text:p>
      <text:p text:style-name="P27"/>
      <text:h text:style-name="P39" text:outline-level="3"><text:bookmark-start text:name="__RefHeading___Toc1017_744983636"/>Argumenti<text:bookmark-end text:name="__RefHeading___Toc1017_744983636"/></text:h>
      <text:p text:style-name="P20">Procedura <text:span text:style-name="T7">AbcFairLineActiveMobile.DoBalance</text:span> potrebuje:</text:p>
      <text:p text:style-name="P20">- AbcFairMemberGuid (se skenira)</text:p>
      <text:p text:style-name="P20">- <text:span text:style-name="T5">SalesPersonId</text:span></text:p>
      <text:p text:style-name="P20"/>
      <text:p text:style-name="P20"/>
      <text:h text:style-name="P42" text:outline-level="3"><text:bookmark-start text:name="__RefHeading___Toc1019_744983636"/>Dokumenti<text:bookmark-end text:name="__RefHeading___Toc1019_744983636"/></text:h>
      <text:p text:style-name="P24">Pri obračunu se ustvari račun.</text:p>
      <text:p text:style-name="P24"/>
      <text:p text:style-name="P24"/>
      <text:h text:style-name="P35" text:outline-level="2"><text:bookmark-start text:name="__RefHeading___Toc1021_744983636"/>5.<text:span text:style-name="T7">5</text:span> <text:span text:style-name="T7">Izdaja </text:span><text:s/>(AbcFair<text:span text:style-name="T7">Out</text:span>Mobile)<text:bookmark-end text:name="__RefHeading___Toc1021_744983636"/></text:h>
      <text:h text:style-name="P39" text:outline-level="3"><text:bookmark-start text:name="__RefHeading___Toc1023_744983636"/>Opis<text:bookmark-end text:name="__RefHeading___Toc1023_744983636"/></text:h>
      <text:p text:style-name="P28">Pri obračunu se skenira AbcFairMemberGuid. Izpiše se seznam z izdelki, ki jih je potrebno member-ju izdati. Ko klikeno gumb izdaj se kliče procedura AbcFairOutMobile.Out, ki izvede insert stavek v AbcFairOut tabelo.</text:p>
      <text:p text:style-name="P27"/>
      <text:h text:style-name="P39" text:outline-level="3"><text:bookmark-start text:name="__RefHeading___Toc1025_744983636"/>Argumenti<text:bookmark-end text:name="__RefHeading___Toc1025_744983636"/></text:h>
      <text:p text:style-name="P21">Procedura <text:span text:style-name="T7">AbcFairOutMobile.Out</text:span> potrebuje:</text:p>
      <text:p text:style-name="P20">- AbcFairMemberGuid (se skenira)</text:p>
      <text:p text:style-name="P20">- <text:span text:style-name="T5">SalesPersonId</text:span></text:p>
      <text:p text:style-name="P20"/>
      <text:p text:style-name="P20"/>
      <text:h text:style-name="P42" text:outline-level="3"><text:bookmark-start text:name="__RefHeading___Toc1027_744983636"/>Dokumenti<text:bookmark-end text:name="__RefHeading___Toc1027_744983636"/></text:h>
      <text:p text:style-name="P24">Pri <text:span text:style-name="T8">izdaji se ustvari potrdilo o izdaji.</text:span></text:p>
      <text:p text:style-name="P24"/>
      <text:h text:style-name="P31" text:outline-level="1"><text:bookmark-start text:name="__RefHeading___Toc1029_744983636"/><text:soft-page-break/><text:span text:style-name="T7">6</text:span>. P<text:span text:style-name="T7">roblemi pri uporabi informacijskega sistema</text:span><text:bookmark-end text:name="__RefHeading___Toc1029_744983636"/></text:h>
      <text:h text:style-name="Naslov_20_2" text:outline-level="2"><text:bookmark-start text:name="__RefHeading___Toc1115_1094742299"/><text:span text:style-name="T3">6</text:span><text:bookmark-start text:name="_Toc10715977"/>.1 Izpad elektrike oz. interneta<text:bookmark-end text:name="__RefHeading___Toc1115_1094742299"/><text:bookmark-end text:name="_Toc10715977"/></text:h>
      <text:h text:style-name="Naslov_20_2" text:outline-level="2"/>
      <text:p text:style-name="Text_20_body">V primeru izpada elektrike oz. interneta bi sam tok denarja in tok blaga zastal. Vse transakcije, ki pa so potekale bi ostale shranjene zato z <text:s/>vračilom blaga oz. denarja ne bi bilo problema. Če bi šlo za daljši izpad bi v sili lahko uporabili mobilno omrežje in mobilne telefone, da bi dostopali do baze in opravili prevzeme oz. nakupe.</text:p>
      <text:p text:style-name="Text_20_body"/>
      <text:h text:style-name="Naslov_20_2" text:outline-level="2"><text:bookmark-start text:name="__RefHeading___Toc1117_1094742299"/><text:span text:style-name="T3">6</text:span><text:bookmark-start text:name="_Toc10715978"/>.2 Izguba guid-a udeleženca<text:bookmark-end text:name="__RefHeading___Toc1117_1094742299"/><text:bookmark-end text:name="_Toc10715978"/></text:h>
      <text:h text:style-name="Naslov_20_2" text:outline-level="2"/>
      <text:p text:style-name="Text_20_body">Če udeleženec izgubi guid udeleženca, se zgubi vso njegovo imetje na »računu« (AbcFairMember). Zato je priporočjivo da si udeleženci guide predhodno slikajo oz. shranijo. Njegovo blago <text:s/>se lahko proda vendar mu ne moremo izplačati denarja.</text:p>
      <text:h text:style-name="Naslov_20_2" text:outline-level="2"/>
      <text:h text:style-name="Naslov_20_2" text:outline-level="2"><text:bookmark-start text:name="__RefHeading___Toc2369_1094742299"/><text:span text:style-name="T3">6</text:span><text:bookmark-start text:name="_Toc10715979"/>.3 Izguba guid-a blaga<text:bookmark-end text:name="__RefHeading___Toc2369_1094742299"/><text:bookmark-end text:name="_Toc10715979"/></text:h>
      <text:h text:style-name="Naslov_20_2" text:outline-level="2"/>
      <text:p text:style-name="Text_20_body">Če se izgubi guid blaga se izgubi nadzor nad lastništvom in ceno blaga. Blago bi se lahko ponovno identificiralo s pomočjo opisa blaga, guid-a udeleženca(AbcFairMember) in manjkajočih zapisov v tabelah (AbcFairReservation, AbcFairOut, AbcFairCash). Ponovna identifikacija blaga, bi se lahko izvedla po koncu sejma, ko bi se vsi tokovi ustavili.</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sl" fo:country="SI"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sl" fo:country="SI"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Naslov_20_1" style:display-name="Naslov 1" style:family="paragraph" style:parent-style-name="Standard"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fo:hyphenate="false"/>
    </style:style>
    <style:style style:name="Naslov_20_2" style:display-name="Naslov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slov_20_3" style:display-name="Naslov 3" style:family="paragraph" style:parent-style-name="Standard" style:default-outline-level="3">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fo:hyphenate="false"/>
    </style:style>
    <style:style style:name="Naslov_20_4" style:display-name="Naslov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Naslov_20_5" style:display-name="Naslov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style:style>
    <style:style style:name="Naslov_20_6" style:display-name="Naslov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style:style>
    <style:style style:name="Naslov_20_7" style:display-name="Naslov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style:style>
    <style:style style:name="Naslov_20_8" style:display-name="Naslov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style:style>
    <style:style style:name="Naslov_20_9" style:display-name="Naslov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style:style>
    <style:style style:name="Navaden"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style:font-name-asian="Times New Roman" style:font-family-asian="'Times New Roman'" style:font-family-generic-asian="roman" style:font-pitch-asian="variable" style:language-asian="en" style:country-asian="US" style:font-size-complex="10pt" fo:hyphenate="false"/>
    </style:style>
    <style:style style:name="Seznam" style:family="paragraph" style:parent-style-name="Text_20_body">
      <style:paragraph-properties fo:hyphenation-ladder-count="no-limit"/>
      <style:text-properties style:font-name-complex="Lucida Sans" style:font-family-complex="'Lucida Sans'" style:font-family-generic-complex="swiss" style:font-pitch-complex="variable" fo:hyphenate="false"/>
    </style:style>
    <style:style style:name="Na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Glav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Nog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Naslov_20_TOC" style:display-name="Naslov TOC" style:family="paragraph" style:parent-style-name="Naslov_20_1" style:default-outline-level="1" style:list-style-name="">
      <style:paragraph-properties fo:line-height="106%" fo:hyphenation-ladder-count="no-limit"/>
      <style:text-properties style:language-asian="sl" style:country-asian="SI" fo:hyphenate="false"/>
    </style:style>
    <style:style style:name="Contents_20_2" style:display-name="Contents 2" style:family="paragraph" style:parent-style-name="Standard" style:auto-update="true" style:class="index">
      <style:paragraph-properties fo:margin-left="0.1528in" fo:margin-right="0in" fo:margin-top="0in" fo:margin-bottom="0.0693in" loext:contextual-spacing="false" fo:line-height="106%"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sl" style:country-asian="SI" style:font-name-complex="Calibri" style:font-family-complex="Calibri" style:font-family-generic-complex="swiss" style:font-pitch-complex="variable" style:font-size-complex="11pt" fo:hyphenate="false"/>
    </style:style>
    <style:style style:name="Contents_20_1" style:display-name="Contents 1" style:family="paragraph" style:parent-style-name="Standard" style:auto-update="true" style:class="index">
      <style:paragraph-properties fo:margin-top="0in" fo:margin-bottom="0.0693in" loext:contextual-spacing="false" fo:line-height="106%"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sl" style:country-asian="SI" style:font-name-complex="Calibri" style:font-family-complex="Calibri" style:font-family-generic-complex="swiss" style:font-pitch-complex="variable" style:font-size-complex="11pt" fo:hyphenate="false"/>
    </style:style>
    <style:style style:name="Contents_20_3" style:display-name="Contents 3" style:family="paragraph" style:parent-style-name="Standard" style:auto-update="true" style:class="index">
      <style:paragraph-properties fo:margin-left="0.3055in" fo:margin-right="0in" fo:margin-top="0in" fo:margin-bottom="0.0693in" loext:contextual-spacing="false" fo:line-height="106%"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sl" style:country-asian="SI" style:font-name-complex="Calibri" style:font-family-complex="Calibri" style:font-family-generic-complex="swiss" style:font-pitch-complex="variable" style:font-size-complex="11pt" fo:hyphenate="false"/>
    </style:style>
    <style:style style:name="Odstavek_20_seznama" style:display-name="Odstavek seznama"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Besedilo_20_oblačka" style:display-name="Besedilo oblačka"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Kazalo_20_vsebine_20_1" style:display-name="Kazalo vsebine 1" style:family="paragraph" style:parent-style-name="Navaden" style:next-style-name="Navaden" style:auto-update="true">
      <style:paragraph-properties fo:margin-top="0in" fo:margin-bottom="0.0693in" loext:contextual-spacing="false" fo:hyphenation-ladder-count="no-limit"/>
      <style:text-properties fo:hyphenate="false"/>
    </style:style>
    <style:style style:name="Kazalo_20_vsebine_20_2" style:display-name="Kazalo vsebine 2" style:family="paragraph" style:parent-style-name="Navaden" style:next-style-name="Navaden"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Kazalo_20_vsebine_20_3" style:display-name="Kazalo vsebine 3" style:family="paragraph" style:parent-style-name="Navaden" style:next-style-name="Navaden"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ivzeta_20_pisava_20_odstavka" style:display-name="Privzeta pisava odstavka" style:family="text"/>
    <style:style style:name="Glava_20_Znak" style:display-name="Glava Znak" style:family="text" style:parent-style-name="Privzeta_20_pisava_20_odstavka">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Noga_20_Znak" style:display-name="Noga Znak" style:family="text" style:parent-style-name="Privzeta_20_pisava_20_odstavka">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Naslov_20_1_20_Znak" style:display-name="Naslov 1 Znak" style:family="text" style:parent-style-name="Privzeta_20_pisava_20_odstavka">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language-asian="zh" style:country-asian="CN" style:font-name-complex="Tahoma" style:font-family-complex="Tahoma" style:font-family-generic-complex="swiss" style:font-pitch-complex="variable" style:font-size-complex="16pt"/>
    </style:style>
    <style:style style:name="Naslov_20_2_20_Znak" style:display-name="Naslov 2 Znak" style:family="text" style:parent-style-name="Privzeta_20_pisava_20_odstavka">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language-asian="zh" style:country-asian="CN" style:font-name-complex="Tahoma" style:font-family-complex="Tahoma" style:font-family-generic-complex="swiss" style:font-pitch-complex="variable" style:font-size-complex="13pt"/>
    </style:style>
    <style:style style:name="Internet_20_link" style:display-name="Internet link" style:family="text" style:parent-style-name="Privzeta_20_pisava_20_odstavka">
      <style:text-properties fo:color="#0563c1" style:text-underline-style="solid" style:text-underline-width="auto" style:text-underline-color="font-color" style:text-underline-mode="continuous" style:text-overline-mode="continuous" style:text-line-through-mode="continuous"/>
    </style:style>
    <style:style style:name="Telo_20_besedila_20_Znak" style:display-name="Telo besedila Znak" style:family="text" style:parent-style-name="Privzeta_20_pisava_20_odstavk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Naslov_20_3_20_Znak" style:display-name="Naslov 3 Znak" style:family="text" style:parent-style-name="Privzeta_20_pisava_20_odstavka">
      <style:text-properties fo:color="#1f4d78" style:font-name="Calibri Light" fo:font-family="'Calibri Light'" style:font-family-generic="swiss" style:font-pitch="variable" fo:font-size="12pt" style:font-name-asian="Calibri" style:font-family-asian="Calibri" style:font-family-generic-asian="swiss" style:font-pitch-asian="variable" style:font-size-asian="12pt" style:language-asian="zh" style:country-asian="CN" style:font-name-complex="Tahoma" style:font-family-complex="Tahoma" style:font-family-generic-complex="swiss" style:font-pitch-complex="variable" style:font-size-complex="12pt"/>
    </style:style>
    <style:style style:name="Besedilo_20_oblačka_20_Znak" style:display-name="Besedilo oblačka Znak" style:family="text" style:parent-style-name="Privzeta_20_pisava_20_odstavka">
      <style:text-properties style:font-name="Tahoma" fo:font-family="Tahoma" style:font-family-generic="swiss" style:font-pitch="variable" fo:font-size="8pt" style:font-name-asian="SimSun" style:font-family-asian="SimSun" style:font-family-generic-asian="system"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Index_20_Link" style:display-name="Index Link" style:family="text"/>
    <style:style style:name="Hiperpovezava" style:family="text" style:parent-style-name="Privzeta_20_pisava_20_odstavka">
      <style:text-properties fo:color="#0563c1" style:text-underline-style="solid" style:text-underline-width="auto" style:text-underline-color="font-color" style:text-underline-mode="continuous" style:text-overline-mode="continuous" style:text-line-through-mode="continuous"/>
    </style:style>
    <style:style style:name="Poudarek" style:family="text">
      <style:text-properties fo:font-style="italic" style:font-style-asian="italic" style:font-style-complex="italic"/>
    </style:style>
    <style:style style:name="WW_5f_CharLFO7LVL1" style:display-name="WW_CharLFO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text:start-value="2">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25in" fo:margin-left="0.7398in"/>
        </style:list-level-properties>
        <style:text-properties style:font-name="Times New Roman"/>
      </text:list-level-style-bullet>
      <text:list-level-style-bullet text:level="2" text:style-name="WW_5f_CharLFO7LVL2" text:bullet-char="o">
        <style:list-level-properties text:list-level-position-and-space-mode="label-alignment">
          <style:list-level-label-alignment text:label-followed-by="listtab" fo:text-indent="-0.25in" fo:margin-left="1.2398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7398in"/>
        </style:list-level-properties>
      </text:list-level-style-bullet>
      <text:list-level-style-bullet text:level="4" text:bullet-char="">
        <style:list-level-properties text:list-level-position-and-space-mode="label-alignment">
          <style:list-level-label-alignment text:label-followed-by="listtab" fo:text-indent="-0.25in" fo:margin-left="2.2398in"/>
        </style:list-level-properties>
      </text:list-level-style-bullet>
      <text:list-level-style-bullet text:level="5" text:style-name="WW_5f_CharLFO7LVL5" text:bullet-char="o">
        <style:list-level-properties text:list-level-position-and-space-mode="label-alignment">
          <style:list-level-label-alignment text:label-followed-by="listtab" fo:text-indent="-0.25in" fo:margin-left="2.7398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2398in"/>
        </style:list-level-properties>
      </text:list-level-style-bullet>
      <text:list-level-style-bullet text:level="7" text:bullet-char="">
        <style:list-level-properties text:list-level-position-and-space-mode="label-alignment">
          <style:list-level-label-alignment text:label-followed-by="listtab" fo:text-indent="-0.25in" fo:margin-left="3.7398in"/>
        </style:list-level-properties>
      </text:list-level-style-bullet>
      <text:list-level-style-bullet text:level="8" text:style-name="WW_5f_CharLFO7LVL8" text:bullet-char="o">
        <style:list-level-properties text:list-level-position-and-space-mode="label-alignment">
          <style:list-level-label-alignment text:label-followed-by="listtab" fo:text-indent="-0.25in" fo:margin-left="4.2398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739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Calibri" fo:font-size="11pt" style:font-size-asian="11pt" style:language-asian="sl" style:country-asian="SI" style:font-name-complex="Calibri" style:font-size-complex="1pt"/>
    </style:style>
    <style:style style:name="MP2" style:family="paragraph" style:parent-style-name="Noga">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Glava"/>
      </style:header>
      <style:footer>
        <text:p text:style-name="MP2"><text:page-number text:select-page="current">11</text:page-number></text:p>
        <text:p text:style-name="Nog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title/>
    <meta:creation-date>2019-06-06T10:17:00Z</meta:creation-date>
    <dc:date>2019-06-11T11:25:53.254000000</dc:date>
    <meta:editing-cycles>10</meta:editing-cycles>
    <meta:editing-duration>PT8M51S</meta:editing-duration>
    <meta:document-statistic meta:table-count="0" meta:image-count="0" meta:object-count="0" meta:page-count="11" meta:paragraph-count="206" meta:word-count="1988" meta:character-count="13466" meta:non-whitespace-character-count="116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